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8323in" svg:height="6.213in" svg:x="3.6988in" svg:y="1.9343in">
            <draw:object draw:notify-on-update-of-ranges="Sheet1.E1:Sheet1.E1 Sheet1.E2:Sheet1.E11 Sheet1.F1:Sheet1.F1 Sheet1.F2:Sheet1.F11 Sheet1.G1:Sheet1.G1 Sheet1.G2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492in" svg:height="6.0791in" svg:x="3.7256in" svg:y="8.376in">
            <draw:object draw:notify-on-update-of-ranges="Sheet1.A1:Sheet1.A1 Sheet1.A2:Sheet1.A51 Sheet1.B1:Sheet1.B1 Sheet1.B2:Sheet1.B51 Sheet1.C1:Sheet1.C1 Sheet1.C2:Sheet1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umber of Ints</text:p>
          </table:table-cell>
          <table:table-cell table:style-name="ce1" office:value-type="string" calcext:value-type="string">
            <text:p>Time Parallel</text:p>
          </table:table-cell>
          <table:table-cell table:style-name="ce1" office:value-type="string" calcext:value-type="string">
            <text:p>Time Serial</text:p>
          </table:table-cell>
          <table:table-cell/>
          <table:table-cell table:style-name="ce1" office:value-type="string" calcext:value-type="string">
            <text:p>Number of Ints</text:p>
          </table:table-cell>
          <table:table-cell table:style-name="ce1" office:value-type="string" calcext:value-type="string">
            <text:p>Average Time Parallel</text:p>
          </table:table-cell>
          <table:table-cell table:style-name="ce1" office:value-type="string" calcext:value-type="string">
            <text:p>Average Time Serial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4.702" calcext:value-type="float">
            <text:p>14.702</text:p>
          </table:table-cell>
          <table:table-cell office:value-type="float" office:value="14.243" calcext:value-type="float">
            <text:p>14.243</text:p>
          </table:table-cell>
          <table:table-cell/>
          <table:table-cell table:formula="of:=[.A2]" office:value-type="float" office:value="50000000" calcext:value-type="float">
            <text:p>50000000</text:p>
          </table:table-cell>
          <table:table-cell table:formula="of:=AVERAGE([.B2:.B6])" office:value-type="float" office:value="17.5702" calcext:value-type="float">
            <text:p>17.5702</text:p>
          </table:table-cell>
          <table:table-cell table:formula="of:=AVERAGE([.C2:.C6])" office:value-type="float" office:value="17.509" calcext:value-type="float">
            <text:p>17.509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5" calcext:value-type="float">
            <text:p>19.25</text:p>
          </table:table-cell>
          <table:table-cell office:value-type="float" office:value="19.683" calcext:value-type="float">
            <text:p>19.683</text:p>
          </table:table-cell>
          <table:table-cell/>
          <table:table-cell table:formula="of:=[.A7]" office:value-type="float" office:value="60000000" calcext:value-type="float">
            <text:p>60000000</text:p>
          </table:table-cell>
          <table:table-cell table:formula="of:=AVERAGE([.B7:.B11])" office:value-type="float" office:value="21.4698" calcext:value-type="float">
            <text:p>21.4698</text:p>
          </table:table-cell>
          <table:table-cell table:formula="of:=AVERAGE([.C7:.C11])" office:value-type="float" office:value="20.4066" calcext:value-type="float">
            <text:p>20.4066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4.215" calcext:value-type="float">
            <text:p>14.215</text:p>
          </table:table-cell>
          <table:table-cell/>
          <table:table-cell table:formula="of:=[.A12]" office:value-type="float" office:value="70000000" calcext:value-type="float">
            <text:p>70000000</text:p>
          </table:table-cell>
          <table:table-cell table:formula="of:=AVERAGE([.B12:.B16])" office:value-type="float" office:value="23.4996" calcext:value-type="float">
            <text:p>23.4996</text:p>
          </table:table-cell>
          <table:table-cell table:formula="of:=AVERAGE([.C12:.C16])" office:value-type="float" office:value="23.6634" calcext:value-type="float">
            <text:p>23.6634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27" calcext:value-type="float">
            <text:p>19.227</text:p>
          </table:table-cell>
          <table:table-cell office:value-type="float" office:value="19.724" calcext:value-type="float">
            <text:p>19.724</text:p>
          </table:table-cell>
          <table:table-cell/>
          <table:table-cell table:formula="of:=[.A17]" office:value-type="float" office:value="80000000" calcext:value-type="float">
            <text:p>80000000</text:p>
          </table:table-cell>
          <table:table-cell table:formula="of:=AVERAGE([.B17:.B21])" office:value-type="float" office:value="27.774" calcext:value-type="float">
            <text:p>27.774</text:p>
          </table:table-cell>
          <table:table-cell table:formula="of:=AVERAGE([.C17:.C21])" office:value-type="float" office:value="27.152" calcext:value-type="float">
            <text:p>27.152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311" calcext:value-type="float">
            <text:p>19.311</text:p>
          </table:table-cell>
          <table:table-cell office:value-type="float" office:value="19.68" calcext:value-type="float">
            <text:p>19.68</text:p>
          </table:table-cell>
          <table:table-cell/>
          <table:table-cell table:formula="of:=[.A22]" office:value-type="float" office:value="90000000" calcext:value-type="float">
            <text:p>90000000</text:p>
          </table:table-cell>
          <table:table-cell table:formula="of:=AVERAGE([.B14:.B18])" office:value-type="float" office:value="25.2334" calcext:value-type="float">
            <text:p>25.2334</text:p>
          </table:table-cell>
          <table:table-cell table:formula="of:=AVERAGE([.C14:.C18])" office:value-type="float" office:value="26.4484" calcext:value-type="float">
            <text:p>26.4484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1.749" calcext:value-type="float">
            <text:p>21.749</text:p>
          </table:table-cell>
          <table:table-cell office:value-type="float" office:value="23.174" calcext:value-type="float">
            <text:p>23.174</text:p>
          </table:table-cell>
          <table:table-cell/>
          <table:table-cell table:formula="of:=[.A27]" office:value-type="float" office:value="100000000" calcext:value-type="float">
            <text:p>100000000</text:p>
          </table:table-cell>
          <table:table-cell table:formula="of:=AVERAGE([.B27:.B31])" office:value-type="float" office:value="33.448" calcext:value-type="float">
            <text:p>33.448</text:p>
          </table:table-cell>
          <table:table-cell table:formula="of:=AVERAGE([.C27:.C31])" office:value-type="float" office:value="33.732" calcext:value-type="float">
            <text:p>33.73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642" calcext:value-type="float">
            <text:p>22.642</text:p>
          </table:table-cell>
          <table:table-cell office:value-type="float" office:value="19.642" calcext:value-type="float">
            <text:p>19.642</text:p>
          </table:table-cell>
          <table:table-cell/>
          <table:table-cell table:formula="of:=[.A32]" office:value-type="float" office:value="110000000" calcext:value-type="float">
            <text:p>110000000</text:p>
          </table:table-cell>
          <table:table-cell table:formula="of:=AVERAGE([.B32:.B36])" office:value-type="float" office:value="42.926" calcext:value-type="float">
            <text:p>42.926</text:p>
          </table:table-cell>
          <table:table-cell table:formula="of:=AVERAGE([.C32:.C36])" office:value-type="float" office:value="39.366" calcext:value-type="float">
            <text:p>39.366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511" calcext:value-type="float">
            <text:p>22.511</text:p>
          </table:table-cell>
          <table:table-cell office:value-type="float" office:value="23.755" calcext:value-type="float">
            <text:p>23.755</text:p>
          </table:table-cell>
          <table:table-cell/>
          <table:table-cell table:formula="of:=[.A37]" office:value-type="float" office:value="120000000" calcext:value-type="float">
            <text:p>120000000</text:p>
          </table:table-cell>
          <table:table-cell table:formula="of:=AVERAGE([.B37:.B41])" office:value-type="float" office:value="42.03" calcext:value-type="float">
            <text:p>42.03</text:p>
          </table:table-cell>
          <table:table-cell table:formula="of:=AVERAGE([.C37:.C41])" office:value-type="float" office:value="45.372" calcext:value-type="float">
            <text:p>45.37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301" calcext:value-type="float">
            <text:p>20.301</text:p>
          </table:table-cell>
          <table:table-cell office:value-type="float" office:value="18.909" calcext:value-type="float">
            <text:p>18.909</text:p>
          </table:table-cell>
          <table:table-cell/>
          <table:table-cell table:formula="of:=[.A42]" office:value-type="float" office:value="130000000" calcext:value-type="float">
            <text:p>130000000</text:p>
          </table:table-cell>
          <table:table-cell table:formula="of:=AVERAGE([.B42:.B46])" office:value-type="float" office:value="44.51" calcext:value-type="float">
            <text:p>44.51</text:p>
          </table:table-cell>
          <table:table-cell table:formula="of:=AVERAGE([.C42:.C46])" office:value-type="float" office:value="42.112" calcext:value-type="float">
            <text:p>42.11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146" calcext:value-type="float">
            <text:p>20.146</text:p>
          </table:table-cell>
          <table:table-cell office:value-type="float" office:value="16.553" calcext:value-type="float">
            <text:p>16.553</text:p>
          </table:table-cell>
          <table:table-cell/>
          <table:table-cell table:formula="of:=[.A47]" office:value-type="float" office:value="140000000" calcext:value-type="float">
            <text:p>140000000</text:p>
          </table:table-cell>
          <table:table-cell table:formula="of:=AVERAGE([.B47:.B51])" office:value-type="float" office:value="51.376" calcext:value-type="float">
            <text:p>51.376</text:p>
          </table:table-cell>
          <table:table-cell table:formula="of:=AVERAGE([.C47:.C51])" office:value-type="float" office:value="46.976" calcext:value-type="float">
            <text:p>46.976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6.395" calcext:value-type="float">
            <text:p>26.395</text:p>
          </table:table-cell>
          <table:table-cell office:value-type="float" office:value="20.323" calcext:value-type="float">
            <text:p>20.323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706" calcext:value-type="float">
            <text:p>21.706</text:p>
          </table:table-cell>
          <table:table-cell office:value-type="float" office:value="22.752" calcext:value-type="float">
            <text:p>22.752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4.44" calcext:value-type="float">
            <text:p>24.44</text:p>
          </table:table-cell>
          <table:table-cell office:value-type="float" office:value="21.355" calcext:value-type="float">
            <text:p>21.355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445" calcext:value-type="float">
            <text:p>21.445</text:p>
          </table:table-cell>
          <table:table-cell office:value-type="float" office:value="26.047" calcext:value-type="float">
            <text:p>26.047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3.512" calcext:value-type="float">
            <text:p>23.512</text:p>
          </table:table-cell>
          <table:table-cell office:value-type="float" office:value="27.84" calcext:value-type="float">
            <text:p>27.84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54" calcext:value-type="float">
            <text:p>28.54</text:p>
          </table:table-cell>
          <table:table-cell office:value-type="float" office:value="25.23" calcext:value-type="float">
            <text:p>25.23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23" calcext:value-type="float">
            <text:p>28.23</text:p>
          </table:table-cell>
          <table:table-cell office:value-type="float" office:value="31.77" calcext:value-type="float">
            <text:p>31.77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4" calcext:value-type="float">
            <text:p>26.44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9.82" calcext:value-type="float">
            <text:p>29.82</text:p>
          </table:table-cell>
          <table:table-cell office:value-type="float" office:value="29.92" calcext:value-type="float">
            <text:p>29.92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5.07" calcext:value-type="float">
            <text:p>25.07</text:p>
          </table:table-cell>
          <table:table-cell office:value-type="float" office:value="22.4" calcext:value-type="float">
            <text:p>22.4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43" calcext:value-type="float">
            <text:p>34.43</text:p>
          </table:table-cell>
          <table:table-cell office:value-type="float" office:value="27.86" calcext:value-type="float">
            <text:p>27.86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54" calcext:value-type="float">
            <text:p>34.54</text:p>
          </table:table-cell>
          <table:table-cell office:value-type="float" office:value="36.05" calcext:value-type="float">
            <text:p>36.05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4" calcext:value-type="float">
            <text:p>34.34</text:p>
          </table:table-cell>
          <table:table-cell office:value-type="float" office:value="35.94" calcext:value-type="float">
            <text:p>35.94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3" calcext:value-type="float">
            <text:p>34.33</text:p>
          </table:table-cell>
          <table:table-cell office:value-type="float" office:value="35.67" calcext:value-type="float">
            <text:p>35.67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24" calcext:value-type="float">
            <text:p>34.2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08" calcext:value-type="float">
            <text:p>31.08</text:p>
          </table:table-cell>
          <table:table-cell office:value-type="float" office:value="28.22" calcext:value-type="float">
            <text:p>28.22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29.08" calcext:value-type="float">
            <text:p>29.08</text:p>
          </table:table-cell>
          <table:table-cell office:value-type="float" office:value="28.48" calcext:value-type="float">
            <text:p>28.48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7.28" calcext:value-type="float">
            <text:p>37.28</text:p>
          </table:table-cell>
          <table:table-cell office:value-type="float" office:value="35.11" calcext:value-type="float">
            <text:p>35.11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51" calcext:value-type="float">
            <text:p>31.51</text:p>
          </table:table-cell>
          <table:table-cell office:value-type="float" office:value="40.01" calcext:value-type="float">
            <text:p>40.01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8.29" calcext:value-type="float">
            <text:p>38.29</text:p>
          </table:table-cell>
          <table:table-cell office:value-type="float" office:value="36.84" calcext:value-type="float">
            <text:p>36.8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65.41" calcext:value-type="float">
            <text:p>65.41</text:p>
          </table:table-cell>
          <table:table-cell office:value-type="float" office:value="40.69" calcext:value-type="float">
            <text:p>40.69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7.08" calcext:value-type="float">
            <text:p>37.08</text:p>
          </table:table-cell>
          <table:table-cell office:value-type="float" office:value="44.14" calcext:value-type="float">
            <text:p>44.1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41.35" calcext:value-type="float">
            <text:p>41.35</text:p>
          </table:table-cell>
          <table:table-cell office:value-type="float" office:value="31.24" calcext:value-type="float">
            <text:p>31.2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4.21" calcext:value-type="float">
            <text:p>34.21</text:p>
          </table:table-cell>
          <table:table-cell office:value-type="float" office:value="44.14" calcext:value-type="float">
            <text:p>44.1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6.58" calcext:value-type="float">
            <text:p>36.58</text:p>
          </table:table-cell>
          <table:table-cell office:value-type="float" office:value="36.62" calcext:value-type="float">
            <text:p>36.62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7.36" calcext:value-type="float">
            <text:p>37.36</text:p>
          </table:table-cell>
          <table:table-cell office:value-type="float" office:value="44.48" calcext:value-type="float">
            <text:p>44.48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4.66" calcext:value-type="float">
            <text:p>44.66</text:p>
          </table:table-cell>
          <table:table-cell office:value-type="float" office:value="37.65" calcext:value-type="float">
            <text:p>37.65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6.71" calcext:value-type="float">
            <text:p>36.71</text:p>
          </table:table-cell>
          <table:table-cell office:value-type="float" office:value="48.26" calcext:value-type="float">
            <text:p>48.26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82" calcext:value-type="float">
            <text:p>45.82</text:p>
          </table:table-cell>
          <table:table-cell office:value-type="float" office:value="48.29" calcext:value-type="float">
            <text:p>48.29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6" calcext:value-type="float">
            <text:p>45.6</text:p>
          </table:table-cell>
          <table:table-cell office:value-type="float" office:value="48.18" calcext:value-type="float">
            <text:p>48.18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8.67" calcext:value-type="float">
            <text:p>38.67</text:p>
          </table:table-cell>
          <table:table-cell office:value-type="float" office:value="52.38" calcext:value-type="float">
            <text:p>52.38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7.9" calcext:value-type="float">
            <text:p>37.9</text:p>
          </table:table-cell>
          <table:table-cell office:value-type="float" office:value="40.6" calcext:value-type="float">
            <text:p>40.6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45" calcext:value-type="float">
            <text:p>48.45</text:p>
          </table:table-cell>
          <table:table-cell office:value-type="float" office:value="41.07" calcext:value-type="float">
            <text:p>41.07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73" calcext:value-type="float">
            <text:p>48.73</text:p>
          </table:table-cell>
          <table:table-cell office:value-type="float" office:value="38.46" calcext:value-type="float">
            <text:p>38.46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8" calcext:value-type="float">
            <text:p>48.8</text:p>
          </table:table-cell>
          <table:table-cell office:value-type="float" office:value="38.05" calcext:value-type="float">
            <text:p>38.05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47.68" calcext:value-type="float">
            <text:p>47.68</text:p>
          </table:table-cell>
          <table:table-cell office:value-type="float" office:value="41.88" calcext:value-type="float">
            <text:p>41.88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0.39" calcext:value-type="float">
            <text:p>50.39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2.15" calcext:value-type="float">
            <text:p>52.15</text:p>
          </table:table-cell>
          <table:table-cell office:value-type="float" office:value="56.54" calcext:value-type="float">
            <text:p>56.54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6" calcext:value-type="float">
            <text:p>53.36</text:p>
          </table:table-cell>
          <table:table-cell office:value-type="float" office:value="56.63" calcext:value-type="float">
            <text:p>56.63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" calcext:value-type="float">
            <text:p>53.3</text:p>
          </table:table-cell>
          <table:table-cell office:value-type="float" office:value="39.63" calcext:value-type="float">
            <text:p>39.63</text:p>
          </table:table-cell>
          <table:table-cell table:number-columns-repeated="4"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0000-00-00T00:00:01.935173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4-11-29T18:57:19.050469400</meta:creation-date>
    <dc:date>2014-11-30T21:41:51.862113189</dc:date>
    <dc:creator>Eugene Davis</dc:creator>
    <meta:editing-duration>PT7H24M42S</meta:editing-duration>
    <meta:editing-cycles>10</meta:editing-cycles>
    <meta:generator>LibreOffice/4.1.3.2$Linux_X86_64 LibreOffice_project/410m0$Build-2</meta:generator>
    <meta:document-statistic meta:table-count="1" meta:cell-count="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75cm" svg:height="15.782cm" xlink:href=".." xlink:type="simple" chart:class="chart:line" chart:style-name="ch1">
        <chart:title svg:x="10.194cm" svg:y="0.451cm" chart:style-name="ch2">
          <text:p>Time vs Data Set Size</text:p>
        </chart:title>
        <chart:subtitle svg:x="8.594cm" svg:y="1.571cm" chart:style-name="ch3">
          <text:p>Parallel Implementation vs Serial (Averages)</text:p>
        </chart:subtitle>
        <chart:legend chart:legend-position="bottom" svg:x="8.178cm" svg:y="14.999cm" style:legend-expansion="wide" chart:style-name="ch4"/>
        <chart:plot-area chart:style-name="ch5" table:cell-range-address="Sheet1.E1:Sheet1.G11" chart:data-source-has-labels="both" svg:x="1.482cm" svg:y="2.883cm" svg:width="22.466cm" svg:height="10.792cm">
          <chartooo:coordinate-region svg:x="2.223cm" svg:y="3.082cm" svg:width="20.89cm" svg:height="9.946cm"/>
          <chart:axis chart:dimension="x" chart:name="primary-x" chart:style-name="ch6" chartooo:axis-type="auto">
            <chartooo:date-scale/>
            <chart:title svg:x="11.613cm" svg:y="13.99cm" chart:style-name="ch7">
              <text:p>Number of Ints</text:p>
            </chart:title>
            <chart:categories table:cell-range-address="Sheet1.E2:Sheet1.E11"/>
            <chart:grid chart:style-name="ch8" chart:class="major"/>
          </chart:axis>
          <chart:axis chart:dimension="y" chart:name="primary-y" chart:style-name="ch6">
            <chart:title svg:x="0.423cm" svg:y="9.156cm" chart:style-name="ch9">
              <text:p>Time (secs)</text:p>
            </chart:title>
            <chart:grid chart:style-name="ch8" chart:class="major"/>
          </chart:axi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Parallel</text:p>
                <draw:g>
                  <svg:desc>Sheet1.F1:Sheet1.F1</svg:desc>
                </draw:g>
              </table:table-cell>
              <table:table-cell office:value-type="string">
                <text:p>Average Time Seri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50000000">
                <text:p>50000000</text:p>
                <draw:g>
                  <svg:desc>Sheet1.E2:Sheet1.E11</svg:desc>
                </draw:g>
              </table:table-cell>
              <table:table-cell office:value-type="float" office:value="17.5702">
                <text:p>17.5702</text:p>
                <draw:g>
                  <svg:desc>Sheet1.F2:Sheet1.F11</svg:desc>
                </draw:g>
              </table:table-cell>
              <table:table-cell office:value-type="float" office:value="17.509">
                <text:p>17.509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1.4698">
                <text:p>21.4698</text:p>
              </table:table-cell>
              <table:table-cell office:value-type="float" office:value="20.4066">
                <text:p>20.4066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3.4996">
                <text:p>23.4996</text:p>
              </table:table-cell>
              <table:table-cell office:value-type="float" office:value="23.6634">
                <text:p>23.663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7.774">
                <text:p>27.774</text:p>
              </table:table-cell>
              <table:table-cell office:value-type="float" office:value="27.152">
                <text:p>27.152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25.2334">
                <text:p>25.2334</text:p>
              </table:table-cell>
              <table:table-cell office:value-type="float" office:value="26.4484">
                <text:p>26.448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3.448">
                <text:p>33.448</text:p>
              </table:table-cell>
              <table:table-cell office:value-type="float" office:value="33.732">
                <text:p>33.732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42.926">
                <text:p>42.926</text:p>
              </table:table-cell>
              <table:table-cell office:value-type="float" office:value="39.366">
                <text:p>39.366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2.03">
                <text:p>42.03</text:p>
              </table:table-cell>
              <table:table-cell office:value-type="float" office:value="45.372">
                <text:p>45.372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4.51">
                <text:p>44.51</text:p>
              </table:table-cell>
              <table:table-cell office:value-type="float" office:value="42.112">
                <text:p>42.112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1.376">
                <text:p>51.376</text:p>
              </table:table-cell>
              <table:table-cell office:value-type="float" office:value="46.976">
                <text:p>46.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18cm" svg:height="15.442cm" xlink:href=".." xlink:type="simple" chart:class="chart:scatter" chart:style-name="ch1">
        <chart:title svg:x="10.613cm" svg:y="0.444cm" chart:style-name="ch2">
          <text:p>Time vs Data Size</text:p>
        </chart:title>
        <chart:subtitle svg:x="8.748cm" svg:y="1.557cm" chart:style-name="ch3">
          <text:p>Parallel compared to Serial Implementation</text:p>
        </chart:subtitle>
        <chart:legend chart:legend-position="bottom" svg:x="10.112cm" svg:y="14.659cm" style:legend-expansion="wide" chart:style-name="ch4"/>
        <chart:plot-area chart:style-name="ch5" table:cell-range-address="Sheet1.A1:Sheet1.C51" chart:data-source-has-labels="both" svg:x="1.511cm" svg:y="2.882cm" svg:width="22.507cm" svg:height="10.488cm">
          <chartooo:coordinate-region svg:x="2.252cm" svg:y="3.081cm" svg:width="20.931cm" svg:height="9.642cm"/>
          <chart:axis chart:dimension="x" chart:name="primary-x" chart:style-name="ch6" chartooo:axis-type="auto">
            <chart:title svg:x="11.662cm" svg:y="13.678cm" chart:style-name="ch7">
              <text:p>Number of Ints</text:p>
            </chart:title>
            <chart:categories table:cell-range-address="Sheet1.A2:Sheet1.A51"/>
            <chart:grid chart:style-name="ch8" chart:class="major"/>
          </chart:axis>
          <chart:axis chart:dimension="y" chart:name="primary-y" chart:style-name="ch6">
            <chart:title svg:x="0.451cm" svg:y="9.003cm" chart:style-name="ch9">
              <text:p>Time (secs)</text:p>
            </chart:title>
            <chart:grid chart:style-name="ch8" chart:class="major"/>
          </chart:axis>
          <chart:series chart:style-name="ch10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11" chart:values-cell-range-address="Sheet1.C2:Sheet1.C51" chart:label-cell-address="Sheet1.C1:Sheet1.C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arallel</text:p>
                <draw:g>
                  <svg:desc>Sheet1.B1:Sheet1.B1</svg:desc>
                </draw:g>
              </table:table-cell>
              <table:table-cell office:value-type="string">
                <text:p>Time 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0000">
                <text:p>50000000</text:p>
                <draw:g>
                  <svg:desc>Sheet1.A2:Sheet1.A51</svg:desc>
                </draw:g>
              </table:table-cell>
              <table:table-cell office:value-type="float" office:value="14.702">
                <text:p>14.702</text:p>
                <draw:g>
                  <svg:desc>Sheet1.B2:Sheet1.B51</svg:desc>
                </draw:g>
              </table:table-cell>
              <table:table-cell office:value-type="float" office:value="14.243">
                <text:p>14.243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25">
                <text:p>19.25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.361">
                <text:p>15.361</text:p>
              </table:table-cell>
              <table:table-cell office:value-type="float" office:value="14.215">
                <text:p>14.215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227">
                <text:p>19.227</text:p>
              </table:table-cell>
              <table:table-cell office:value-type="float" office:value="19.724">
                <text:p>19.724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311">
                <text:p>19.311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1.749">
                <text:p>21.749</text:p>
              </table:table-cell>
              <table:table-cell office:value-type="float" office:value="23.174">
                <text:p>23.174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2.642">
                <text:p>22.642</text:p>
              </table:table-cell>
              <table:table-cell office:value-type="float" office:value="19.642">
                <text:p>19.642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2.511">
                <text:p>22.511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0.301">
                <text:p>20.301</text:p>
              </table:table-cell>
              <table:table-cell office:value-type="float" office:value="18.909">
                <text:p>18.909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0.146">
                <text:p>20.146</text:p>
              </table:table-cell>
              <table:table-cell office:value-type="float" office:value="16.553">
                <text:p>16.553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6.395">
                <text:p>26.395</text:p>
              </table:table-cell>
              <table:table-cell office:value-type="float" office:value="20.323">
                <text:p>20.323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1.706">
                <text:p>21.706</text:p>
              </table:table-cell>
              <table:table-cell office:value-type="float" office:value="22.752">
                <text:p>22.752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4.44">
                <text:p>24.44</text:p>
              </table:table-cell>
              <table:table-cell office:value-type="float" office:value="21.355">
                <text:p>21.355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1.445">
                <text:p>21.445</text:p>
              </table:table-cell>
              <table:table-cell office:value-type="float" office:value="26.047">
                <text:p>26.047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3.512">
                <text:p>23.512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8.54">
                <text:p>28.54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8.23">
                <text:p>28.23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7.21">
                <text:p>27.2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9.82">
                <text:p>29.82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5.07">
                <text:p>25.07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43">
                <text:p>34.43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54">
                <text:p>34.54</text:p>
              </table:table-cell>
              <table:table-cell office:value-type="float" office:value="36.05">
                <text:p>36.05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34">
                <text:p>34.34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33">
                <text:p>34.33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24">
                <text:p>34.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1.08">
                <text:p>31.08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9.08">
                <text:p>29.08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7.28">
                <text:p>37.28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1.51">
                <text:p>31.51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8.29">
                <text:p>38.29</text:p>
              </table:table-cell>
              <table:table-cell office:value-type="float" office:value="36.84">
                <text:p>36.8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65.41">
                <text:p>65.41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7.08">
                <text:p>37.08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41.35">
                <text:p>41.35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4.21">
                <text:p>34.21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6.58">
                <text:p>36.58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37.36">
                <text:p>37.36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4.66">
                <text:p>44.66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36.71">
                <text:p>36.71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5.82">
                <text:p>45.82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5.6">
                <text:p>45.6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38.67">
                <text:p>38.67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37.9">
                <text:p>37.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45">
                <text:p>48.45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73">
                <text:p>48.73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8">
                <text:p>48.8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47.68">
                <text:p>47.68</text:p>
              </table:table-cell>
              <table:table-cell office:value-type="float" office:value="41.88">
                <text:p>41.88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0.39">
                <text:p>50.3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2.15">
                <text:p>52.15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3.36">
                <text:p>53.3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3.3">
                <text:p>53.3</text:p>
              </table:table-cell>
              <table:table-cell office:value-type="float" office:value="39.63">
                <text:p>39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